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de" fo:country="DE" fo:font-style="normal" fo:text-shadow="none" style:text-underline-style="none" fo:font-weight="normal" style:text-underline-mode="continuous" style:text-line-through-mode="continuous" style:font-name-asian="Lucida Sans Unicode1" style:font-size-asian="6.80000019073486pt" style:language-asian="none" style:country-asian="none" style:font-style-asian="normal" style:font-weight-asian="normal" style:font-name-complex="Tahoma1" style:font-size-complex="12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none" fo:country="none" fo:font-style="normal" fo:text-shadow="none" style:text-underline-style="none" fo:font-weight="normal" style:text-und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style="italic" fo:font-weight="bold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ce1" office:value-type="string">
            <text:p>Peaks :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float" office:value="4000">
            <text:p>4000</text:p>
          </table:table-cell>
          <table:table-cell/>
          <table:table-cell table:style-name="Default"/>
          <table:table-cell office:value-type="float" office:value="438">
            <text:p>438</text:p>
          </table:table-cell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office:value-type="float" office:value="391">
            <text:p>391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Default"/>
          <table:table-cell office:value-type="float" office:value="500">
            <text:p>5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Default"/>
          <table:table-cell office:value-type="float" office:value="438">
            <text:p>43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Accuracy : 100ppm</text:p>
          </table:table-cell>
          <table:table-cell/>
          <table:table-cell table:style-name="Default"/>
          <table:table-cell office:value-type="float" office:value="469">
            <text:p>469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Default"/>
          <table:table-cell office:value-type="float" office:value="406">
            <text:p>406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>
            <text:p>7 Residues von 0-100</text:p>
          </table:table-cell>
          <table:table-cell/>
          <table:table-cell table:style-name="Default"/>
          <table:table-cell table:style-name="ce4" table:formula="oooc:=([.D2]+[.D3]+[.D4]+[.D5]+[.D6]+[.D7])/6" office:value-type="float" office:value="440.333333333333">
            <text:p>440,33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Ion : H+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Fragments: Y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1" office:value-type="string">
            <text:p>no persubstitution, no label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>
            <text:p>Masse änderung:</text:p>
          </table:table-cell>
          <table:table-cell/>
          <table:table-cell table:style-name="Default" office:value-type="float" office:value="3500">
            <text:p>3500</text:p>
          </table:table-cell>
          <table:table-cell table:style-name="Default" office:value-type="float" office:value="3000">
            <text:p>3000</text:p>
          </table:table-cell>
          <table:table-cell table:style-name="Default" office:value-type="float" office:value="2500">
            <text:p>2500</text:p>
          </table:table-cell>
          <table:table-cell table:style-name="Default" office:value-type="float" office:value="2000">
            <text:p>200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2">
            <text:p>172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office:value-type="float" office:value="297">
            <text:p>297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office:value-type="float" office:value="187">
            <text:p>187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office:value-type="float" office:value="188">
            <text:p>188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office:value-type="float" office:value="203">
            <text:p>203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office:value-type="float" office:value="218">
            <text:p>218</text:p>
          </table:table-cell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4" table:formula="oooc:=([.C17]+[.C18]+[.C19]+[.C20]+[.C21]+[.C22])/6" office:value-type="float" office:value="210.833333333333">
            <text:p>210,83</text:p>
          </table:table-cell>
          <table:table-cell table:style-name="ce4" table:formula="oooc:=([.D17]+[.D18]+[.D19]+[.D20]+[.D21]+[.D22])/6" office:value-type="float" office:value="83.3333333333333">
            <text:p>83,33</text:p>
          </table:table-cell>
          <table:table-cell table:style-name="ce4" table:formula="oooc:=([.E17]+[.E18]+[.E19]+[.E20]+[.E21]+[.E22])/6" office:value-type="float" office:value="41.6666666666667">
            <text:p>41,67</text:p>
          </table:table-cell>
          <table:table-cell table:style-name="ce4" table:formula="oooc:=([.F17]+[.F18]+[.F19]+[.F20]+[.F21]+[.F22])/6" office:value-type="float" office:value="18.1666666666667">
            <text:p>18,1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nzahl der Peaks:</text:p>
          </table:table-cell>
          <table:table-cell/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99">
            <text:p>99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float" office:value="422">
            <text:p>422</text:p>
          </table:table-cell>
          <table:table-cell office:value-type="float" office:value="593">
            <text:p>593</text:p>
          </table:table-cell>
          <table:table-cell office:value-type="float" office:value="797">
            <text:p>79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38">
            <text:p>438</text:p>
          </table:table-cell>
          <table:table-cell office:value-type="float" office:value="421">
            <text:p>421</text:p>
          </table:table-cell>
          <table:table-cell office:value-type="float" office:value="593">
            <text:p>593</text:p>
          </table:table-cell>
          <table:table-cell office:value-type="float" office:value="922">
            <text:p>92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office:value-type="float" office:value="671">
            <text:p>671</text:p>
          </table:table-cell>
          <table:table-cell office:value-type="float" office:value="844">
            <text:p>844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625">
            <text:p>625</text:p>
          </table:table-cell>
          <table:table-cell office:value-type="float" office:value="812">
            <text:p>8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610">
            <text:p>610</text:p>
          </table:table-cell>
          <table:table-cell office:value-type="float" office:value="891">
            <text:p>89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16">
            <text:p>516</text:p>
          </table:table-cell>
          <table:table-cell office:value-type="float" office:value="547">
            <text:p>547</text:p>
          </table:table-cell>
          <table:table-cell office:value-type="float" office:value="594">
            <text:p>594</text:p>
          </table:table-cell>
          <table:table-cell office:value-type="float" office:value="875">
            <text:p>87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formula="oooc:=([.C25]+[.C26]+[.C27]+[.C28]+[.C29]+[.C30])/6" office:value-type="float" office:value="466.333333333333">
            <text:p>466,33</text:p>
          </table:table-cell>
          <table:table-cell table:style-name="ce4" table:formula="oooc:=([.D25]+[.D26]+[.D27]+[.D28]+[.D29]+[.D30])/6" office:value-type="float" office:value="473.833333333333">
            <text:p>473,83</text:p>
          </table:table-cell>
          <table:table-cell table:style-name="ce4" table:formula="oooc:=([.E25]+[.E26]+[.E27]+[.E28]+[.E29]+[.E30])/6" office:value-type="float" office:value="614.333333333333">
            <text:p>614,33</text:p>
          </table:table-cell>
          <table:table-cell table:style-name="ce4" table:formula="oooc:=([.F25]+[.F26]+[.F27]+[.F28]+[.F29]+[.F30])/6" office:value-type="float" office:value="856.833333333333">
            <text:p>856,8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ccuracy : </text:p>
          </table:table-cell>
          <table:table-cell/>
          <table:table-cell table:style-name="Default" office:value-type="float" office:value="200">
            <text:p>200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1000">
            <text:p>1000</text:p>
          </table:table-cell>
          <table:table-cell table:style-name="Default"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2"/>
          <table:table-cell office:value-type="float" office:value="390">
            <text:p>390</text:p>
          </table:table-cell>
          <table:table-cell office:value-type="float" office:value="438">
            <text:p>438</text:p>
          </table:table-cell>
          <table:table-cell office:value-type="float" office:value="391">
            <text:p>391</text:p>
          </table:table-cell>
          <table:table-cell office:value-type="float" office:value="437">
            <text:p>437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469">
            <text:p>469</text:p>
          </table:table-cell>
          <table:table-cell table:number-columns-repeated="2" table:style-name="ce3" office:value-type="float" office:value="375">
            <text:p>375</text:p>
          </table:table-cell>
        </table:table-row>
        <table:table-row table:style-name="ro2">
          <table:table-cell table:number-columns-repeated="2"/>
          <table:table-cell office:value-type="float" office:value="532">
            <text:p>532</text:p>
          </table:table-cell>
          <table:table-cell office:value-type="float" office:value="484">
            <text:p>484</text:p>
          </table:table-cell>
          <table:table-cell office:value-type="float" office:value="547">
            <text:p>547</text:p>
          </table:table-cell>
          <table:table-cell office:value-type="float" office:value="453">
            <text:p>453</text:p>
          </table:table-cell>
          <table:table-cell table:style-name="ce3" office:value-type="float" office:value="484">
            <text:p>484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406">
            <text:p>406</text:p>
          </table:table-cell>
        </table:table-row>
        <table:table-row table:style-name="ro2">
          <table:table-cell table:number-columns-repeated="2"/>
          <table:table-cell office:value-type="float" office:value="484">
            <text:p>484</text:p>
          </table:table-cell>
          <table:table-cell office:value-type="float" office:value="437">
            <text:p>437</text:p>
          </table:table-cell>
          <table:table-cell office:value-type="float" office:value="406">
            <text:p>406</text:p>
          </table:table-cell>
          <table:table-cell office:value-type="float" office:value="468">
            <text:p>468</text:p>
          </table:table-cell>
          <table:table-cell table:number-columns-repeated="2" table:style-name="ce3" office:value-type="float" office:value="453">
            <text:p>453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438">
            <text:p>438</text:p>
          </table:table-cell>
        </table:table-row>
        <table:table-row table:style-name="ro2">
          <table:table-cell table:number-columns-repeated="2"/>
          <table:table-cell office:value-type="float" office:value="438">
            <text:p>438</text:p>
          </table:table-cell>
          <table:table-cell office:value-type="float" office:value="375">
            <text:p>375</text:p>
          </table:table-cell>
          <table:table-cell office:value-type="float" office:value="422">
            <text:p>422</text:p>
          </table:table-cell>
          <table:table-cell office:value-type="float" office:value="453">
            <text:p>453</text:p>
          </table:table-cell>
          <table:table-cell table:style-name="ce3" office:value-type="float" office:value="468">
            <text:p>468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375">
            <text:p>375</text:p>
          </table:table-cell>
          <table:table-cell table:style-name="ce3" office:value-type="float" office:value="453">
            <text:p>453</text:p>
          </table:table-cell>
        </table:table-row>
        <table:table-row table:style-name="ro2">
          <table:table-cell table:number-columns-repeated="2"/>
          <table:table-cell office:value-type="float" office:value="406">
            <text:p>406</text:p>
          </table:table-cell>
          <table:table-cell office:value-type="float" office:value="469">
            <text:p>469</text:p>
          </table:table-cell>
          <table:table-cell office:value-type="float" office:value="406">
            <text:p>406</text:p>
          </table:table-cell>
          <table:table-cell office:value-type="float" office:value="516">
            <text:p>516</text:p>
          </table:table-cell>
          <table:table-cell table:style-name="ce3" office:value-type="float" office:value="406">
            <text:p>406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390">
            <text:p>390</text:p>
          </table:table-cell>
          <table:table-cell table:style-name="ce3" office:value-type="float" office:value="484">
            <text:p>484</text:p>
          </table:table-cell>
        </table:table-row>
        <table:table-row table:style-name="ro2">
          <table:table-cell table:number-columns-repeated="2"/>
          <table:table-cell office:value-type="float" office:value="438">
            <text:p>438</text:p>
          </table:table-cell>
          <table:table-cell office:value-type="float" office:value="453">
            <text:p>453</text:p>
          </table:table-cell>
          <table:table-cell office:value-type="float" office:value="406">
            <text:p>406</text:p>
          </table:table-cell>
          <table:table-cell office:value-type="float" office:value="453">
            <text:p>453</text:p>
          </table:table-cell>
          <table:table-cell table:style-name="ce3" office:value-type="float" office:value="485">
            <text:p>485</text:p>
          </table:table-cell>
          <table:table-cell table:style-name="ce3" office:value-type="float" office:value="422">
            <text:p>422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375">
            <text:p>375</text:p>
          </table:table-cell>
        </table:table-row>
        <table:table-row table:style-name="ro2">
          <table:table-cell table:number-columns-repeated="2"/>
          <table:table-cell table:style-name="ce4" table:formula="oooc:=([.C33]+[.C34]+[.C35]+[.C36]+[.C37]+[.C38])/6" office:value-type="float" office:value="448">
            <text:p>448</text:p>
          </table:table-cell>
          <table:table-cell table:style-name="ce4" table:formula="oooc:=([.D33]+[.D34]+[.D35]+[.D36]+[.D37]+[.D38])/6" office:value-type="float" office:value="442.666666666667">
            <text:p>442,67</text:p>
          </table:table-cell>
          <table:table-cell table:style-name="ce4" table:formula="oooc:=([.E33]+[.E34]+[.E35]+[.E36]+[.E37]+[.E38])/6" office:value-type="float" office:value="429.666666666667">
            <text:p>429,67</text:p>
          </table:table-cell>
          <table:table-cell table:style-name="ce4" table:formula="oooc:=([.F33]+[.F34]+[.F35]+[.F36]+[.F37]+[.F38])/6" office:value-type="float" office:value="463.333333333333">
            <text:p>463,33</text:p>
          </table:table-cell>
          <table:table-cell table:style-name="ce4" table:formula="oooc:=([.G33]+[.G34]+[.G35]+[.G36]+[.G37]+[.G38])/6" office:value-type="float" office:value="447.666666666667">
            <text:p>447,67</text:p>
          </table:table-cell>
          <table:table-cell table:style-name="ce4" table:formula="oooc:=([.H33]+[.H34]+[.H35]+[.H36]+[.H37]+[.H38])/6" office:value-type="float" office:value="422">
            <text:p>422</text:p>
          </table:table-cell>
          <table:table-cell table:style-name="ce4" table:formula="oooc:=([.I33]+[.I34]+[.I35]+[.I36]+[.I37]+[.I38])/6" office:value-type="float" office:value="403.5">
            <text:p>403,5</text:p>
          </table:table-cell>
          <table:table-cell table:style-name="ce4" table:formula="oooc:=([.J33]+[.J34]+[.J35]+[.J36]+[.J37]+[.J38])/6" office:value-type="float" office:value="421.833333333333">
            <text:p>421,83</text:p>
          </table:table-cell>
        </table:table-row>
        <table:table-row table:style-name="ro2">
          <table:table-cell table:style-name="ce2" office:value-type="string">
            <text:p>Ionen : 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string">
            <text:p>10(durch ion exchange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43">
            <text:p>843</text:p>
          </table:table-cell>
          <table:table-cell office:value-type="float" office:value="1594">
            <text:p>1594</text:p>
          </table:table-cell>
          <table:table-cell office:value-type="float" office:value="2000">
            <text:p>2000</text:p>
          </table:table-cell>
          <table:table-cell office:value-type="float" office:value="6328">
            <text:p>632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28">
            <text:p>828</text:p>
          </table:table-cell>
          <table:table-cell office:value-type="float" office:value="1547">
            <text:p>1547</text:p>
          </table:table-cell>
          <table:table-cell office:value-type="float" office:value="2078">
            <text:p>2078</text:p>
          </table:table-cell>
          <table:table-cell office:value-type="float" office:value="6110">
            <text:p>61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28">
            <text:p>828</text:p>
          </table:table-cell>
          <table:table-cell office:value-type="float" office:value="1719">
            <text:p>1719</text:p>
          </table:table-cell>
          <table:table-cell office:value-type="float" office:value="1969">
            <text:p>1969</text:p>
          </table:table-cell>
          <table:table-cell office:value-type="float" office:value="6297">
            <text:p>629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28">
            <text:p>828</text:p>
          </table:table-cell>
          <table:table-cell office:value-type="float" office:value="1672">
            <text:p>1672</text:p>
          </table:table-cell>
          <table:table-cell office:value-type="float" office:value="2093">
            <text:p>2093</text:p>
          </table:table-cell>
          <table:table-cell office:value-type="float" office:value="6187">
            <text:p>618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953">
            <text:p>953</text:p>
          </table:table-cell>
          <table:table-cell office:value-type="float" office:value="1594">
            <text:p>1594</text:p>
          </table:table-cell>
          <table:table-cell office:value-type="float" office:value="2109">
            <text:p>2109</text:p>
          </table:table-cell>
          <table:table-cell office:value-type="float" office:value="6359">
            <text:p>635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922">
            <text:p>922</text:p>
          </table:table-cell>
          <table:table-cell office:value-type="float" office:value="1594">
            <text:p>1594</text:p>
          </table:table-cell>
          <table:table-cell office:value-type="float" office:value="2078">
            <text:p>2078</text:p>
          </table:table-cell>
          <table:table-cell office:value-type="float" office:value="6219">
            <text:p>621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formula="oooc:=([.C41]+[.C42]+[.C43]+[.C44]+[.C45]+[.C46])/6" office:value-type="float" office:value="867">
            <text:p>867</text:p>
          </table:table-cell>
          <table:table-cell table:style-name="ce4" table:formula="oooc:=([.D41]+[.D42]+[.D43]+[.D44]+[.D45]+[.D46])/6" office:value-type="float" office:value="1620">
            <text:p>1620</text:p>
          </table:table-cell>
          <table:table-cell table:style-name="ce4" table:formula="oooc:=([.E41]+[.E42]+[.E43]+[.E44]+[.E45]+[.E46])/6" office:value-type="float" office:value="2054.5">
            <text:p>2054,5</text:p>
          </table:table-cell>
          <table:table-cell table:style-name="ce4" table:formula="oooc:=([.F41]+[.F42]+[.F43]+[.F44]+[.F45]+[.F46])/6" office:value-type="float" office:value="6250">
            <text:p>6250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ragments :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9">
            <text:p>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13">
            <text:p>813</text:p>
          </table:table-cell>
          <table:table-cell office:value-type="float" office:value="1250">
            <text:p>1250</text:p>
          </table:table-cell>
          <table:table-cell office:value-type="float" office:value="1719">
            <text:p>1719</text:p>
          </table:table-cell>
          <table:table-cell office:value-type="float" office:value="3234">
            <text:p>323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59">
            <text:p>859</text:p>
          </table:table-cell>
          <table:table-cell office:value-type="float" office:value="1282">
            <text:p>1282</text:p>
          </table:table-cell>
          <table:table-cell office:value-type="float" office:value="1609">
            <text:p>1609</text:p>
          </table:table-cell>
          <table:table-cell office:value-type="float" office:value="3235">
            <text:p>323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97">
            <text:p>797</text:p>
          </table:table-cell>
          <table:table-cell office:value-type="float" office:value="1250">
            <text:p>1250</text:p>
          </table:table-cell>
          <table:table-cell office:value-type="float" office:value="2016">
            <text:p>2016</text:p>
          </table:table-cell>
          <table:table-cell office:value-type="float" office:value="3172">
            <text:p>317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844">
            <text:p>844</text:p>
          </table:table-cell>
          <table:table-cell office:value-type="float" office:value="1266">
            <text:p>1266</text:p>
          </table:table-cell>
          <table:table-cell office:value-type="float" office:value="1781">
            <text:p>1781</text:p>
          </table:table-cell>
          <table:table-cell office:value-type="float" office:value="3219">
            <text:p>321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016">
            <text:p>1016</text:p>
          </table:table-cell>
          <table:table-cell office:value-type="float" office:value="1296">
            <text:p>1296</text:p>
          </table:table-cell>
          <table:table-cell office:value-type="float" office:value="1687">
            <text:p>1687</text:p>
          </table:table-cell>
          <table:table-cell office:value-type="float" office:value="3344">
            <text:p>334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734">
            <text:p>734</text:p>
          </table:table-cell>
          <table:table-cell office:value-type="float" office:value="1344">
            <text:p>1344</text:p>
          </table:table-cell>
          <table:table-cell office:value-type="float" office:value="1688">
            <text:p>1688</text:p>
          </table:table-cell>
          <table:table-cell office:value-type="float" office:value="3375">
            <text:p>337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formula="oooc:=([.C49]+[.C50]+[.C51]+[.C52]+[.C53]+[.C54])/6" office:value-type="float" office:value="843.833333333333">
            <text:p>843,83</text:p>
          </table:table-cell>
          <table:table-cell table:style-name="ce4" table:formula="oooc:=([.D49]+[.D50]+[.D51]+[.D52]+[.D53]+[.D54])/6" office:value-type="float" office:value="1281.33333333333">
            <text:p>1281,33</text:p>
          </table:table-cell>
          <table:table-cell table:style-name="ce4" table:formula="oooc:=([.E49]+[.E50]+[.E51]+[.E52]+[.E53]+[.E54])/6" office:value-type="float" office:value="1750">
            <text:p>1750</text:p>
          </table:table-cell>
          <table:table-cell table:style-name="ce4" table:formula="oooc:=([.F49]+[.F50]+[.F51]+[.F52]+[.F53]+[.F54])/6" office:value-type="float" office:value="3263.16666666667">
            <text:p>3263,1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esidues:</text:p>
          </table:table-cell>
          <table:table-cell/>
          <table:table-cell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2063">
            <text:p>2063</text:p>
          </table:table-cell>
          <table:table-cell office:value-type="float" office:value="28032">
            <text:p>2803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985">
            <text:p>1985</text:p>
          </table:table-cell>
          <table:table-cell office:value-type="float" office:value="27188">
            <text:p>2718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2172">
            <text:p>2172</text:p>
          </table:table-cell>
          <table:table-cell office:value-type="float" office:value="26985">
            <text:p>2698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172">
            <text:p>2172</text:p>
          </table:table-cell>
          <table:table-cell office:value-type="float" office:value="27188">
            <text:p>2718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2125">
            <text:p>2125</text:p>
          </table:table-cell>
          <table:table-cell office:value-type="float" office:value="26484">
            <text:p>2648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125">
            <text:p>2125</text:p>
          </table:table-cell>
          <table:table-cell office:value-type="float" office:value="26609">
            <text:p>26609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formula="oooc:=([.C57]+[.C58]+[.C59]+[.C60]+[.C61]+[.C62])/6" office:value-type="float" office:value="15.6666666666667">
            <text:p>15,67</text:p>
          </table:table-cell>
          <table:table-cell table:style-name="ce4" table:formula="oooc:=([.D57]+[.D58]+[.D59]+[.D60]+[.D61]+[.D62])/6" office:value-type="float" office:value="59.8333333333333">
            <text:p>59,83</text:p>
          </table:table-cell>
          <table:table-cell table:style-name="ce4" table:formula="oooc:=([.E57]+[.E58]+[.E59]+[.E60]+[.E61]+[.E62])/6" office:value-type="float" office:value="2107">
            <text:p>2107</text:p>
          </table:table-cell>
          <table:table-cell table:style-name="ce4" table:formula="oooc:=([.F57]+[.F58]+[.F59]+[.F60]+[.F61]+[.F62])/6" office:value-type="float" office:value="27081">
            <text:p>2708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harges:</text:p>
          </table:table-cell>
          <table:table-cell office:value-type="string">
            <text:p>Für masse 30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2 fach für 2000 da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2">
            <text:p>62</text:p>
          </table:table-cell>
          <table:table-cell office:value-type="float" office:value="4875">
            <text:p>4875</text:p>
          </table:table-cell>
          <table:table-cell office:value-type="float" office:value="66953">
            <text:p>66953</text:p>
          </table:table-cell>
          <table:table-cell table:style-name="Default"/>
          <table:table-cell table:style-name="ce3" office:value-type="float" office:value="422">
            <text:p>4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8">
            <text:p>78</text:p>
          </table:table-cell>
          <table:table-cell office:value-type="float" office:value="4672">
            <text:p>4672</text:p>
          </table:table-cell>
          <table:table-cell office:value-type="float" office:value="66641">
            <text:p>66641</text:p>
          </table:table-cell>
          <table:table-cell table:style-name="Default"/>
          <table:table-cell table:style-name="ce3" office:value-type="float" office:value="485">
            <text:p>48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8">
            <text:p>78</text:p>
          </table:table-cell>
          <table:table-cell office:value-type="float" office:value="4797">
            <text:p>4797</text:p>
          </table:table-cell>
          <table:table-cell table:style-name="Default" table:number-columns-repeated="2"/>
          <table:table-cell table:style-name="ce3" office:value-type="float" office:value="437">
            <text:p>43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8">
            <text:p>78</text:p>
          </table:table-cell>
          <table:table-cell office:value-type="float" office:value="5016">
            <text:p>5016</text:p>
          </table:table-cell>
          <table:table-cell table:style-name="Default" table:number-columns-repeated="2"/>
          <table:table-cell table:style-name="ce3" office:value-type="float" office:value="469">
            <text:p>46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8">
            <text:p>78</text:p>
          </table:table-cell>
          <table:table-cell office:value-type="float" office:value="4828">
            <text:p>4828</text:p>
          </table:table-cell>
          <table:table-cell table:style-name="Default" table:number-columns-repeated="2"/>
          <table:table-cell table:style-name="ce3" office:value-type="float" office:value="390">
            <text:p>39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8">
            <text:p>78</text:p>
          </table:table-cell>
          <table:table-cell office:value-type="float" office:value="4953">
            <text:p>4953</text:p>
          </table:table-cell>
          <table:table-cell table:style-name="Default" table:number-columns-repeated="2"/>
          <table:table-cell table:style-name="ce3" office:value-type="float" office:value="421">
            <text:p>42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formula="oooc:=([.C65]+[.C66]+[.C67]+[.C68]+[.C69]+[.C70])/6" office:value-type="float" office:value="75.3333333333333">
            <text:p>75,33</text:p>
          </table:table-cell>
          <table:table-cell table:style-name="ce4" table:formula="oooc:=([.D65]+[.D66]+[.D67]+[.D68]+[.D69]+[.D70])/6" office:value-type="float" office:value="4856.83333333333">
            <text:p>4856,83</text:p>
          </table:table-cell>
          <table:table-cell table:style-name="ce4" table:formula="oooc:=([.E65]+[.E66])/2" office:value-type="float" office:value="66797">
            <text:p>66797</text:p>
          </table:table-cell>
          <table:table-cell table:style-name="ce4"/>
          <table:table-cell table:style-name="ce4" table:formula="oooc:=([.G65]+[.G66]+[.G67]+[.G68]+[.G69]+[.G70])/6" office:value-type="float" office:value="437.333333333333">
            <text:p>437,33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0">10.05.2007</text:date>, <text:time>20:0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Rene Ranzinger</meta:initial-creator>
    <meta:creation-date>2007-02-28T10:54:19</meta:creation-date>
    <dc:creator>Rene Ranzinger</dc:creator>
    <dc:date>2007-05-10T20:09:08</dc:date>
    <dc:language>de-DE</dc:language>
    <meta:editing-cycles>4</meta:editing-cycles>
    <meta:editing-duration>PT1H14M7S</meta:editing-duration>
    <meta:user-defined meta:name="Info 1"/>
    <meta:user-defined meta:name="Info 2"/>
    <meta:user-defined meta:name="Info 3"/>
    <meta:user-defined meta:name="Info 4"/>
    <meta:document-statistic meta:table-count="3" meta:cell-count="274"/>
  </office:meta>
</office:document-meta>
</file>